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6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47565978511721">
            <text:p>0,9475659785</text:p>
          </table:table-cell>
          <table:table-cell table:formula="of:=[.K2]-[.K5]" office:value-type="float" office:value="0.00000338631216567631">
            <text:p>0,00000338631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coef Ang</text:p>
          </table:table-cell>
          <table:table-cell office:value-type="string">
            <text:p>ângul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g Udai</text:p>
          </table:table-cell>
          <table:table-cell office:value-type="float" office:value="52.476">
            <text:p>52,476</text:p>
          </table:table-cell>
          <table:table-cell office:value-type="float" office:value="56.271">
            <text:p>56,271</text:p>
          </table:table-cell>
          <table:table-cell office:value-type="float" office:value="379.646">
            <text:p>379,646</text:p>
          </table:table-cell>
          <table:table-cell office:value-type="float" office:value="511.431">
            <text:p>511,431</text:p>
          </table:table-cell>
          <table:table-cell table:formula="of:=[.F5]-[.D5]" office:value-type="float" office:value="327.17">
            <text:p>327,17</text:p>
          </table:table-cell>
          <table:table-cell table:formula="of:=[.G5]-[.E5]" office:value-type="float" office:value="455.16">
            <text:p>455,16</text:p>
          </table:table-cell>
          <table:table-cell table:formula="of:=[.I5]/[.H5]" office:value-type="float" office:value="1.3912033499404">
            <text:p>1,3912033499</text:p>
          </table:table-cell>
          <table:table-cell table:formula="of:=ATAN([.J5])" office:value-type="float" office:value="0.947562592199556">
            <text:p>0,947562592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g Jazz</text:p>
          </table:table-cell>
          <table:table-cell office:value-type="float" office:value="829.581">
            <text:p>829,581</text:p>
          </table:table-cell>
          <table:table-cell office:value-type="float" office:value="67.648">
            <text:p>67,648</text:p>
          </table:table-cell>
          <table:table-cell office:value-type="float" office:value="94.673">
            <text:p>94,673</text:p>
          </table:table-cell>
          <table:table-cell office:value-type="float" office:value="1036.638">
            <text:p>1036,638</text:p>
          </table:table-cell>
          <table:table-cell table:formula="of:=[.F6]-[.D6]" office:value-type="float" office:value="-734.908">
            <text:p>-734,908</text:p>
          </table:table-cell>
          <table:table-cell table:formula="of:=[.G6]-[.E6]" office:value-type="float" office:value="968.99">
            <text:p>968,99</text:p>
          </table:table-cell>
          <table:table-cell table:formula="of:=[.I6]/[.H6]" office:value-type="float" office:value="-1.31851878058206">
            <text:p>-1,3185187806</text:p>
          </table:table-cell>
          <table:table-cell table:style-name="ce1" table:formula="of:=ATAN([.J6])" office:value-type="float" office:value="-0.921923834472941">
            <text:p>-0,9219238344729410000</text:p>
          </table:table-cell>
          <table:table-cell/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3" number:min-integer-digits="1" number:grouping="true"/>
    </number:number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4" number:min-integer-digits="1"/>
    </number:number-style>
    <number:number-style style:name="N111">
      <number:number number:decimal-places="15" number:min-integer-digits="1"/>
    </number:number-style>
    <number:number-style style:name="N112">
      <number:number number:decimal-places="16" number:min-integer-digits="1"/>
    </number:number-style>
    <number:number-style style:name="N113">
      <number:number number:decimal-places="17" number:min-integer-digits="1"/>
    </number:number-style>
    <number:number-style style:name="N114">
      <number:number number:decimal-places="18" number:min-integer-digits="1"/>
    </number:number-style>
    <number:number-style style:name="N115">
      <number:number number:decimal-places="1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16:0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cio </meta:initial-creator>
    <meta:creation-date>2011-03-17T14:56:06</meta:creation-date>
    <dc:date>2011-03-17T16:02:43</dc:date>
    <dc:creator>darcio </dc:creator>
    <meta:editing-duration>PT00H51M27S</meta:editing-duration>
    <meta:editing-cycles>1</meta:editing-cycles>
    <meta:document-statistic meta:table-count="3" meta:cell-count="28" meta:object-count="0"/>
    <meta:generator>OpenOffice.org/3.2$Unix OpenOffice.org_project/320m19$Build-9505</meta:generator>
  </office:meta>
</office:document-meta>
</file>